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Standard"/>
      <text:p text:style-name="Standard">Nous répondrons ici aux problématiques suivantes : Je suis intéressé par le domaine de la cryptographie et j’aimerais comprendre ce que sais et apprendre les fondamentaux.</text:p>
      <text:p text:style-name="Standard">Je souhaite m’impliquer dans ce domaine en<text:s/>contribuant (participer à des projets, s’entraider etc) et en m’informant (on appelle cela une veille, il s’agit de se tenir au courant de l’actualité du domaine, des dernières trouvailles et autre).</text:p>
      <text:p text:style-name="Standard"/>
      <text:p text:style-name="Standard">La cryptographie est une branche de la cryptologie. Car<text:s/>oui ce n’est pas la même chose. La cryptologie est la science du secret et comporte plusieurs branches : la cryptographie et la cryptanalyse.</text:p>
      <text:p text:style-name="Standard">Par définition, la cryptologie a pour objectif de dissimuler une donnée quel que soit sa forme (un message, une image, un livre etc). La cryptographie s’occupe de rendre cette donnée secrète grâce à des moyens de sécurités et la cryptanalyse étudie ces sécurités pour les comprendre et les casser.</text:p>
      <text:p text:style-name="Standard">Afin de bien comprendre ce qu’est la cryptographie, nous allons définir<text:s/>quels sont les moyens de sécurités dont je viens de parler.</text:p>
      <text:p text:style-name="Standard"/>
      <text:p text:style-name="Standard">Ces moyens de sécurités sont construits en respectant trois principes :</text:p>
      <text:p text:style-name="Standard">- confidentialité</text:p>
      <text:p text:style-name="Standard">- intégrité</text:p>
      <text:p text:style-name="Standard">- authenticité</text:p>
      <text:p text:style-name="Standard"/>
      <text:p text:style-name="Standard">Note : Des principes il en existe d’autres mais ne s’appliquent que dans des<text:s/>cas précis et rare qu’il n’est pas pertinent de détailler quand il s’agit de comprendre les fondamentaux.</text:p>
      <text:p text:style-name="Standard">Voici malgré tout un document qui les détails pour ceux qui souhaitent s’informer :</text:p>
      <text:p text:style-name="Standard"/>
      <text:p text:style-name="Standard">- La confidentialité c’est s’assurer que la donnée<text:s/>transmise ne peut être lu par quiconque autre que l’expéditeur et le destinataire.</text:p>
      <text:p text:style-name="Standard">- L’intégrité c’est s’assurer que, durant son transport, la donnée n’a pas été modifié par un tiers</text:p>
      <text:p text:style-name="Standard">- L’authenticité c’est avoir la preuve que la donnée reçue, provient de l’expéditeur voulu.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23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fo:color="#2F5496" fo:font-size="16pt" style:font-size-asian="16pt" style:font-size-complex="16pt" fo:hyphenate="tru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fo:color="#2F5496" fo:font-size="14pt" style:font-size-asian="14pt" style:font-size-complex="14pt" fo:hyphenate="tru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fo:color="#1F3864" fo:font-size="12pt" style:font-size-asian="12pt" style:font-size-complex="12pt" fo:hyphenate="tru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fo:font-style="italic" style:font-style-asian="italic" style:font-style-complex="italic" fo:hyphenate="tru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fo:color="#2F5496" fo:hyphenate="tru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fo:color="#1F3864" fo:hyphenate="tru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fo:font-style="italic" style:font-style-asian="italic" style:font-style-complex="italic" fo:color="#1F3864" fo:hyphenate="tru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fo:color="#262626" fo:font-size="10.5pt" style:font-size-asian="10.5pt" style:font-size-complex="10.5pt" fo:hyphenate="tru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alibri Light" fo:font-style="italic" style:font-style-asian="italic" style:font-style-complex="italic" fo:color="#262626" fo:font-size="10.5pt" style:font-size-asian="10.5pt" style:font-size-complex="10.5pt" fo:hyphenate="true"/>
    </style:style>
    <style:style style:name="Normal" style:display-name="Normal" style:family="paragraph">
      <style:text-properties fo:hyphenate="tru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tru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4pt" style:font-size-asian="14pt" style:font-size-complex="14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864" fo:font-size="12pt" style:font-size-asian="12pt" style:font-size-complex="12pt"/>
    </style:style>
    <style:style style:name="Titre4Car" style:display-name="Titre 4 Car" style:family="text" style:parent-style-name="Policepardéfaut">
      <style:text-properties fo:font-style="italic" style:font-style-asian="italic" style:font-style-complex="italic"/>
    </style:style>
    <style:style style:name="Titre5Car" style:display-name="Titre 5 Car" style:family="text" style:parent-style-name="Policepardéfaut">
      <style:text-properties fo:color="#2F5496"/>
    </style:style>
    <style:style style:name="Titre6Car" style:display-name="Titre 6 Car" style:family="text" style:parent-style-name="Policepardéfaut">
      <style:text-properties fo:color="#1F3864"/>
    </style:style>
    <style:style style:name="Titre7Car" style:display-name="Titre 7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1F3864"/>
    </style:style>
    <style:style style:name="Titre8Car" style:display-name="Titre 8 Car" style:family="text" style:parent-style-name="Policepardéfaut">
      <style:text-properties fo:color="#262626" fo:font-size="10.5pt" style:font-size-asian="10.5pt" style:font-size-complex="10.5pt"/>
    </style:style>
    <style:style style:name="Titre9Car" style:display-name="Titre 9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62626" fo:font-size="10.5pt" style:font-size-asian="10.5pt" style:font-size-complex="10.5pt"/>
    </style:style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fo:letter-spacing="-0.0069in" fo:font-size="28pt" style:font-size-asian="28pt" style:font-size-complex="28pt" fo:hyphenate="tru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fo:color="#5A5A5A" fo:letter-spacing="0.0104in" fo:hyphenate="true"/>
    </style:style>
    <style:style style:name="Sous-titreCar" style:display-name="Sous-titre Car" style:family="text" style:parent-style-name="Policepardéfaut">
      <style:text-properties fo:color="#5A5A5A" fo:letter-spacing="0.0104in"/>
    </style:style>
    <style:style style:name="Élevé" style:display-name="Élevé" style:family="text" style:parent-style-name="Policepardéfaut">
      <style:text-properties fo:font-weight="bold" style:font-weight-asian="bold" style:font-weight-complex="bold" style:use-window-font-color="true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 style:use-window-font-color="true"/>
    </style:style>
    <style:style style:name="Sansinterligne" style:display-name="Sans interligne" style:family="paragraph">
      <style:paragraph-properties fo:margin-bottom="0in" fo:line-height="100%"/>
      <style:text-properties fo:hyphenate="true"/>
    </style:style>
    <style:style style:name="Citation" style:display-name="Citation" style:family="paragraph" style:parent-style-name="Normal" style:next-style-name="Normal">
      <style:paragraph-properties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tru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Citationintense" style:display-name="Citation intense" style:family="paragraph" style:parent-style-name="Normal" style:next-style-name="Normal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4472C4" fo:hyphenate="tru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4472C4"/>
    </style:style>
    <style:style style:name="Accentuationlégère" style:display-name="Accentuation légère" style:family="text" style:parent-style-name="Policepardéfaut">
      <style:text-properties fo:font-style="italic" style:font-style-asian="italic" style:font-style-complex="italic" fo:color="#404040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4472C4"/>
    </style:style>
    <style:style style:name="Référencelégère" style:display-name="Référence légère" style:family="text" style:parent-style-name="Policepardéfaut">
      <style:text-properties fo:font-variant="small-caps" fo:color="#404040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4472C4" fo:letter-spacing="0.0034in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2" xlink:href="media/image2.png" xlink:show="embed" xlink:actuate="onLoad"/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-tête" style:family="paragraph">
      <style:paragraph-properties fo:text-align="center"/>
    </style:style>
    <style:style style:name="T3" style:parent-style-name="Policepardéfaut" style:family="text">
      <style:text-properties fo:text-transform="uppercase" fo:color="#808080" fo:font-size="10pt" style:font-size-asian="10pt" style:font-size-complex="10pt"/>
    </style:style>
    <style:style style:name="P4" style:parent-style-name="En-tête" style:family="paragraph">
      <style:paragraph-properties fo:text-align="end"/>
    </style:style>
    <style:style style:name="T5" style:parent-style-name="Policepardéfaut" style:family="text">
      <style:text-properties fo:color="#FFFFFF" fo:font-size="12pt" style:font-size-asian="12pt" style:font-size-complex="12pt"/>
    </style:style>
    <style:style style:name="T6" style:parent-style-name="Policepardéfaut" style:family="text">
      <style:text-properties fo:font-weight="bold" style:font-weight-asian="bold" style:font-weight-complex="bold" fo:font-size="30pt" style:font-size-asian="30pt" style:font-size-complex="30pt"/>
    </style:style>
    <style:style style:name="P7" style:parent-style-name="En-tête" style:family="paragraph">
      <style:paragraph-properties fo:border-top="0.0104in solid #4472C4" fo:border-left="none" fo:border-bottom="none" fo:border-right="none" fo:padding-top="0.1388in" fo:padding-left="0in" fo:padding-bottom="0in" fo:padding-right="0in" style:shadow="none" fo:text-align="center" fo:margin-top="0.1666in"/>
    </style:style>
    <style:style style:name="T8" style:parent-style-name="Policepardéfaut" style:family="text">
      <style:text-properties fo:color="#4472C4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>
      <style:graphic-properties draw:fill="solid" draw:fill-color="#ffffff" draw:opacity="0%" draw:stroke="none"/>
    </style:style>
    <style:style style:family="graphic" style:name="a1">
      <style:graphic-properties draw:fill="solid" draw:fill-color="#4472c4" draw:opacity="100%" draw:stroke="none"/>
    </style:style>
    <style:style style:family="graphic" style:name="a3">
      <style:graphic-properties draw:fill="bitmap" draw:fill-image-name="a2" style:repeat="stretch" draw:opacity="100%" draw:stroke="none"/>
    </style:style>
    <style:style style:family="graphic" style:name="a4" style:parent-style-name="Graphics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wrap="run-through" style:run-through="foreground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g draw:z-index="251659264" draw:name="Groupe 158" draw:id="id5" draw:style-name="a5" text:anchor-type="paragraph"><svg:title/><svg:desc/><draw:g draw:name="Groupe 159" draw:id="id3"><svg:title/><svg:desc/><draw:custom-shape svg:x="0in" svg:y="0in" svg:width="1.85972in" svg:height="1.11944in" draw:id="id0" draw:style-name="a0" draw:name="Rectangle 160"><svg:title/><svg:desc/><draw:enhanced-geometry draw:type="non-primitive" svg:viewBox="0 0 21600 21600" draw:enhanced-path="M 0 0 L 21600 0 21600 21600 0 21600 Z N"/></draw:custom-shape><draw:custom-shape svg:x="0.24996in" svg:y="0in" svg:width="1.59976in" svg:height="1.10945in" draw:id="id1" draw:style-name="a1" draw:name="Rectangle 1"><svg:title/><svg:desc/><draw:enhanced-geometry draw:type="non-primitive" svg:viewBox="0 0 1462822 1014481" draw:enhanced-path="M ?f0 ?f0 L ?f1 ?f0 ?f3 ?f4 ?f0 ?f2 ?f0 ?f0 Z N" draw:text-areas="?f21 ?f23 ?f22 ?f24" draw:glue-points="?f25 ?f26 ?f27 ?f26 ?f28 ?f29 ?f25 ?f30 ?f25 ?f26" draw:glue-point-leaving-directions="-90, -90, -90, -90, -90"><draw:equation draw:name="f0" draw:formula="0"/><draw:equation draw:name="f1" draw:formula="1462822"/><draw:equation draw:name="f2" draw:formula="1014481"/><draw:equation draw:name="f3" draw:formula="910372"/><draw:equation draw:name="f4" draw:formula="376306"/><draw:equation draw:name="f5" draw:formula="?f2 - ?f0"/><draw:equation draw:name="f6" draw:formula="?f1 - ?f0"/><draw:equation draw:name="f7" draw:formula="?f6 / 1462822"/><draw:equation draw:name="f8" draw:formula="?f5 / 1014481"/><draw:equation draw:name="f9" draw:formula="0 * ?f6"/><draw:equation draw:name="f10" draw:formula="0 * ?f5"/><draw:equation draw:name="f11" draw:formula="1462822 * ?f6"/><draw:equation draw:name="f12" draw:formula="1014481 * ?f5"/><draw:equation draw:name="f13" draw:formula="910372 * ?f6"/><draw:equation draw:name="f14" draw:formula="376306 * ?f5"/><draw:equation draw:name="f15" draw:formula="?f9 / 1462822"/><draw:equation draw:name="f16" draw:formula="?f10 / 1014481"/><draw:equation draw:name="f17" draw:formula="?f11 / 1462822"/><draw:equation draw:name="f18" draw:formula="?f12 / 1014481"/><draw:equation draw:name="f19" draw:formula="?f13 / 1462822"/><draw:equation draw:name="f20" draw:formula="?f14 / 1014481"/><draw:equation draw:name="f21" draw:formula="?f0 / ?f7"/><draw:equation draw:name="f22" draw:formula="?f1 / ?f7"/><draw:equation draw:name="f23" draw:formula="?f0 / ?f8"/><draw:equation draw:name="f24" draw:formula="?f2 / ?f8"/><draw:equation draw:name="f25" draw:formula="?f15 / ?f7"/><draw:equation draw:name="f26" draw:formula="?f16 / ?f8"/><draw:equation draw:name="f27" draw:formula="?f17 / ?f7"/><draw:equation draw:name="f28" draw:formula="?f19 / ?f7"/><draw:equation draw:name="f29" draw:formula="?f20 / ?f8"/><draw:equation draw:name="f30" draw:formula="?f18 / ?f8"/></draw:enhanced-geometry></draw:custom-shape><draw:custom-shape svg:x="0.24996in" svg:y="0in" svg:width="1.60976in" svg:height="1.11944in" draw:id="id2" draw:style-name="a3" draw:name="Rectangle 162"><svg:title/><svg:desc/><draw:enhanced-geometry draw:type="non-primitive" svg:viewBox="0 0 21600 21600" draw:enhanced-path="M 0 0 L 21600 0 21600 21600 0 21600 Z N"/></draw:custom-shape></draw:g><draw:frame draw:id="id4" draw:style-name="a4" draw:name="Zone de texte 163" svg:x="0.25922in" svg:y="0.02071in" svg:width="0.48421in" svg:height="0.41021in" style:rel-width="scale" style:rel-height="scale"><draw:text-box><text:p text:style-name="P4"><text:span text:style-name="T5"><text:page-number text:fixed="false">2</text:page-number></text:span></text:p></draw:text-box><svg:title/><svg:desc/></draw:frame></draw:g></text:span><text:span text:style-name="T6">Cryptographie</text:span></text:p>
      </style:header>
      <style:footer>
        <text:p text:style-name="P7"><text:span text:style-name="T8"><draw:frame draw:style-name="a6" draw:name="Image 145" text:anchor-type="as-char" svg:x="0in" svg:y="0in" svg:width="0.48in" svg:height="0.3029in" style:rel-width="scale" style:rel-height="scale"><draw:image xlink:href="media/image1.png" xlink:type="simple" xlink:show="embed" xlink:actuate="onLoad"/><svg:title/><svg:desc/></draw:frame></text:span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oyote</meta:initial-creator>
    <dc:creator>Alexandre GUERLACH</dc:creator>
    <meta:creation-date>2022-02-04T11:19:00Z</meta:creation-date>
    <dc:date>2022-02-04T11:19:00Z</dc:date>
    <meta:template xlink:href="Normal" xlink:type="simple"/>
    <meta:editing-cycles>2</meta:editing-cycles>
    <meta:editing-duration>PT0S</meta:editing-duration>
    <meta:document-statistic meta:page-count="1" meta:paragraph-count="3" meta:word-count="270" meta:character-count="1758" meta:row-count="12" meta:non-whitespace-character-count="1491"/>
  </office:meta>
</office:document-meta>
</file>